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optimal_p" table:style-name="ta1">
        <table:shapes>
          <draw:frame draw:z-index="0" draw:style-name="gr1" draw:text-style-name="P1" svg:width="157.3mm" svg:height="94.03mm" svg:x="158.31mm" svg:y="0mm">
            <draw:object draw:notify-on-update-of-ranges="resultados_optimal_p.A1:resultados_optimal_p.A1 resultados_optimal_p.A2:resultados_optimal_p.A6 resultados_optimal_p.B1:resultados_optimal_p.B1 resultados_optimal_p.B2:resultados_optimal_p.B6 resultados_optimal_p.C1:resultados_optimal_p.C1 resultados_optimal_p.C2:resultados_optimal_p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706666" calcext:value-type="float">
            <text:p>1706666</text:p>
          </table:table-cell>
          <table:table-cell office:value-type="float" office:value="10872" calcext:value-type="float">
            <text:p>10872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853333" calcext:value-type="float">
            <text:p>853333</text:p>
          </table:table-cell>
          <table:table-cell office:value-type="float" office:value="10995" calcext:value-type="float">
            <text:p>10995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426666" calcext:value-type="float">
            <text:p>426666</text:p>
          </table:table-cell>
          <table:table-cell office:value-type="float" office:value="8491" calcext:value-type="float">
            <text:p>8491</text:p>
          </table:table-cell>
          <table:table-cell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284444" calcext:value-type="float">
            <text:p>284444</text:p>
          </table:table-cell>
          <table:table-cell office:value-type="float" office:value="5075" calcext:value-type="float">
            <text:p>5075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213333" calcext:value-type="float">
            <text:p>213333</text:p>
          </table:table-cell>
          <table:table-cell office:value-type="float" office:value="8448" calcext:value-type="float">
            <text:p>8448</text:p>
          </table:table-cell>
          <table:table-cell office:value-type="float" office:value="8793" calcext:value-type="float">
            <text:p>8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7:41:43.775000000</dc:date>
    <meta:editing-duration>PT1M26S</meta:editing-duration>
    <meta:editing-cycles>1</meta:editing-cycles>
    <meta:document-statistic meta:table-count="1" meta:cell-count="18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1cm" svg:height="9.404cm" xlink:href=".." xlink:type="simple" chart:class="chart:line" chart:style-name="ch1">
        <chart:title svg:x="3.019cm" svg:y="0.324cm" chart:style-name="ch2">
          <text:p>Tempo de processamento ao variar o valor de P</text:p>
        </chart:title>
        <chart:subtitle svg:x="6.154cm" svg:y="1.291cm" chart:style-name="ch3">
          <text:p>Matriz 3200 x 3200</text:p>
        </chart:subtitle>
        <chart:legend chart:legend-position="end" svg:x="10.551cm" svg:y="4.154cm" style:legend-expansion="high" chart:style-name="ch4"/>
        <chart:plot-area chart:style-name="ch5" table:cell-range-address="resultados_optimal_p.A1:resultados_optimal_p.C6" chart:data-source-has-labels="both" svg:x="1.325cm" svg:y="2.162cm" svg:width="8.912cm" svg:height="6.073cm">
          <chartooo:coordinate-region svg:x="2.317cm" svg:y="2.362cm" svg:width="7.178cm" svg:height="5.226cm"/>
          <chart:axis chart:dimension="x" chart:name="primary-x" chart:style-name="ch6" chartooo:axis-type="auto">
            <chartooo:date-scale/>
            <chart:title svg:x="4.97cm" svg:y="8.423cm" chart:style-name="ch7">
              <text:p>Valor de P</text:p>
            </chart:title>
            <chart:categories table:cell-range-address="resultados_optimal_p.A2:resultados_optimal_p.A6"/>
          </chart:axis>
          <chart:axis chart:dimension="y" chart:name="primary-y" chart:style-name="ch6">
            <chart:title svg:x="0.451cm" svg:y="7.107cm" chart:style-name="ch8">
              <text:p>Tempo em milissegundos</text:p>
            </chart:title>
            <chart:grid chart:style-name="ch9" chart:class="major"/>
          </chart:axis>
          <chart:series chart:style-name="ch10" chart:values-cell-range-address="resultados_optimal_p.B2:resultados_optimal_p.B6" chart:label-cell-address="resultados_optimal_p.B1:resultados_optimal_p.B1" chart:class="chart:line">
            <chart:data-point chart:repeated="5"/>
          </chart:series>
          <chart:series chart:style-name="ch11" chart:values-cell-range-address="resultados_optimal_p.C2:resultados_optimal_p.C6" chart:label-cell-address="resultados_optimal_p.C1:resultados_optimal_p.C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optimal_p.B1:resultados_optimal_p.B1</svg:desc>
                </draw:g>
              </table:table-cell>
              <table:table-cell office:value-type="string">
                <text:p>tempo_medio_processos</text:p>
                <draw:g>
                  <svg:desc>resultados_optimal_p.C1:resultados_optimal_p.C1</svg:desc>
                </draw:g>
              </table:table-cell>
            </table:table-row>
          </table:table-header-rows>
          <table:table-rows>
            <table:table-row>
              <table:table-cell office:value-type="float" office:value="1706666">
                <text:p>1706666</text:p>
                <draw:g>
                  <svg:desc>resultados_optimal_p.A2:resultados_optimal_p.A6</svg:desc>
                </draw:g>
              </table:table-cell>
              <table:table-cell office:value-type="float" office:value="10872">
                <text:p>10872</text:p>
                <draw:g>
                  <svg:desc>resultados_optimal_p.B2:resultados_optimal_p.B6</svg:desc>
                </draw:g>
              </table:table-cell>
              <table:table-cell office:value-type="float" office:value="10967">
                <text:p>10967</text:p>
                <draw:g>
                  <svg:desc>resultados_optimal_p.C2:resultados_optimal_p.C6</svg:desc>
                </draw:g>
              </table:table-cell>
            </table:table-row>
            <table:table-row>
              <table:table-cell office:value-type="float" office:value="853333">
                <text:p>853333</text:p>
              </table:table-cell>
              <table:table-cell office:value-type="float" office:value="10995">
                <text:p>10995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float" office:value="426666">
                <text:p>426666</text:p>
              </table:table-cell>
              <table:table-cell office:value-type="float" office:value="8491">
                <text:p>8491</text:p>
              </table:table-cell>
              <table:table-cell office:value-type="float" office:value="9161">
                <text:p>9161</text:p>
              </table:table-cell>
            </table:table-row>
            <table:table-row>
              <table:table-cell office:value-type="float" office:value="284444">
                <text:p>284444</text:p>
              </table:table-cell>
              <table:table-cell office:value-type="float" office:value="5075">
                <text:p>5075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float" office:value="213333">
                <text:p>213333</text:p>
              </table:table-cell>
              <table:table-cell office:value-type="float" office:value="8448">
                <text:p>8448</text:p>
              </table:table-cell>
              <table:table-cell office:value-type="float" office:value="8793">
                <text:p>8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